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be29" officeooo:paragraph-rsid="0007be29"/>
    </style:style>
    <style:style style:name="P2" style:family="paragraph" style:parent-style-name="Standard">
      <style:text-properties fo:font-weight="normal" officeooo:rsid="0007be29" officeooo:paragraph-rsid="0007be2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puestas automatizadas de whatsapp</text:p>
      <text:p text:style-name="P1"/>
      <text:p text:style-name="P1">me mandas una lista de productos </text:p>
      <text:p text:style-name="P1">donde estas ubicado</text:p>
      <text:p text:style-name="P1">en donde entregas</text:p>
      <text:p text:style-name="P1">tienes disponibilidad ?</text:p>
      <text:p text:style-name="P1">Me mandas mas detalles</text:p>
      <text:p text:style-name="P1"/>
      <text:p text:style-name="P1"/>
      <text:p text:style-name="P1">Respuestas Automátizadas para messenger </text:p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9T12:36:43.118299178</meta:creation-date>
    <dc:date>2023-07-29T12:53:30.670429343</dc:date>
    <meta:editing-duration>PT16M51S</meta:editing-duration>
    <meta:editing-cycles>1</meta:editing-cycles>
    <meta:document-statistic meta:table-count="0" meta:image-count="0" meta:object-count="0" meta:page-count="1" meta:paragraph-count="7" meta:word-count="27" meta:character-count="190" meta:non-whitespace-character-count="168"/>
    <meta:generator>LibreOffice/7.5.3.2$Linux_X86_64 LibreOffice_project/50$Build-2</meta:generator>
  </office:meta>
</office:document-meta>
</file>